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5E0000005E4A965E6124A581E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1" svg:font-family="Tahoma, Lucidasans, 'Lucida Sans'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hatch" draw:fill-color="#00b8ff" draw:fill-hatch-name="Hatch_20_3417" draw:fill-hatch-solid="false" draw:textarea-horizontal-align="center" draw:textarea-vertical-align="middle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bitmap" draw:fill-color="#0000ff" draw:fill-image-name="Marble" draw:textarea-horizontal-align="center" draw:textarea-vertical-align="middle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hatch" draw:fill-color="#00b8ff" draw:fill-hatch-name="Hatch_20_3418" draw:fill-hatch-solid="false" draw:textarea-horizontal-align="center" draw:textarea-vertical-align="middle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hatch" draw:fill-color="#00b8ff" draw:fill-hatch-name="Hatch_20_3419" draw:fill-hatch-solid="false" draw:textarea-horizontal-align="center" draw:textarea-vertical-align="middle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hatch" draw:fill-color="#00b8ff" draw:fill-hatch-name="Hatch_20_3420" draw:fill-hatch-solid="false" draw:textarea-horizontal-align="center" draw:textarea-vertical-align="middle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hatch" draw:fill-color="#ffffff" draw:fill-hatch-name="Hatch_20_3421" draw:fill-hatch-solid="true" draw:textarea-horizontal-align="center" draw:textarea-vertical-align="middle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hatch" draw:fill-color="#00b8ff" draw:fill-hatch-name="Hatch_20_3422" draw:fill-hatch-solid="false" draw:textarea-horizontal-align="center" draw:textarea-vertical-align="middle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hatch" draw:fill-color="#00b8ff" draw:fill-hatch-name="Hatch_20_3423" draw:fill-hatch-solid="false" draw:textarea-horizontal-align="center" draw:textarea-vertical-align="middle" draw:shadow="hidden" draw:shadow-offset-x="0.3cm" draw:shadow-offset-y="0.3cm" draw:shadow-color="#808080"/>
    </style:style>
    <style:style style:name="P1" style:family="paragraph">
      <loext:graphic-properties draw:fill="hatch" draw:fill-color="#00b8ff" draw:fill-hatch-name="Hatch_20_3417" draw:fill-hatch-solid="false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Gothic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2" style:family="paragraph">
      <loext:graphic-properties draw:fill="bitmap" draw:fill-color="#0000ff" draw:fill-image-name="Marble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Gothic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Gothic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4" style:family="paragraph">
      <loext:graphic-properties draw:fill="hatch" draw:fill-color="#00b8ff" draw:fill-hatch-name="Hatch_20_3418" draw:fill-hatch-solid="false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Gothic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5" style:family="paragraph">
      <loext:graphic-properties draw:fill="hatch" draw:fill-color="#00b8ff" draw:fill-hatch-name="Hatch_20_3419" draw:fill-hatch-solid="false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Gothic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6" style:family="paragraph">
      <loext:graphic-properties draw:fill="hatch" draw:fill-color="#00b8ff" draw:fill-hatch-name="Hatch_20_3420" draw:fill-hatch-solid="false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Gothic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Gothic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8" style:family="paragraph">
      <loext:graphic-properties draw:fill="hatch" draw:fill-color="#ffffff" draw:fill-hatch-name="Hatch_20_3421" draw:fill-hatch-solid="true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Gothic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9" style:family="paragraph">
      <loext:graphic-properties draw:fill="hatch" draw:fill-color="#00b8ff" draw:fill-hatch-name="Hatch_20_3422" draw:fill-hatch-solid="false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Gothic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10" style:family="paragraph">
      <loext:graphic-properties draw:fill="hatch" draw:fill-color="#00b8ff" draw:fill-hatch-name="Hatch_20_3423" draw:fill-hatch-solid="false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Gothic" style:font-size-asian="24pt" style:font-style-asian="normal" style:font-weight-asian="normal" style:font-name-complex="Tahoma1" style:font-size-complex="24pt" style:font-style-complex="normal" style:font-weight-complex="normal" style:font-relief="non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2.287cm" svg:height="2.01cm" draw:transform="rotate (-3.14159265358979) translate (9.706cm 16.143cm)" svg:viewBox="0 0 2288 2011" draw:points="2288,4 1134,2011 0,0 0,4">
            <text:p/>
          </draw:polygon>
          <draw:g>
            <draw:g>
              <draw:line draw:style-name="gr2" draw:text-style-name="P2" draw:layer="layout" svg:x1="12.17cm" svg:y1="16.13cm" svg:x2="14.458cm" svg:y2="16.13cm">
                <text:p/>
              </draw:line>
              <draw:line draw:style-name="gr2" draw:text-style-name="P2" draw:layer="layout" svg:x1="13.313cm" svg:y1="14.144cm" svg:x2="14.458cm" svg:y2="16.13cm">
                <text:p/>
              </draw:line>
              <draw:line draw:style-name="gr2" draw:text-style-name="P2" draw:layer="layout" svg:x1="12.17cm" svg:y1="16.13cm" svg:x2="13.313cm" svg:y2="14.144cm">
                <text:p/>
              </draw:line>
            </draw:g>
            <draw:g>
              <draw:line draw:style-name="gr3" draw:text-style-name="P3" draw:layer="layout" svg:x1="12.74cm" svg:y1="15.136cm" svg:x2="13.885cm" svg:y2="15.136cm">
                <text:p/>
              </draw:line>
              <draw:line draw:style-name="gr3" draw:text-style-name="P3" draw:layer="layout" svg:x1="12.74cm" svg:y1="15.136cm" svg:x2="13.313cm" svg:y2="16.131cm">
                <text:p/>
              </draw:line>
              <draw:line draw:style-name="gr3" draw:text-style-name="P3" draw:layer="layout" svg:x1="13.313cm" svg:y1="16.131cm" svg:x2="13.885cm" svg:y2="15.136cm">
                <text:p/>
              </draw:line>
            </draw:g>
            <draw:polygon draw:style-name="gr4" draw:text-style-name="P4" draw:layer="layout" svg:width="1.144cm" svg:height="0.992cm" draw:transform="rotate (-3.14159265358979) translate (14.456cm 16.13cm)" svg:viewBox="0 0 1145 993" draw:points="1145,0 0,0 572,993">
              <text:p/>
            </draw:polygon>
            <draw:polygon draw:style-name="gr5" draw:text-style-name="P5" draw:layer="layout" svg:width="1.144cm" svg:height="0.992cm" draw:transform="rotate (-3.14159265358979) translate (13.311cm 16.13cm)" svg:viewBox="0 0 1145 993" draw:points="1145,0 0,0 572,993">
              <text:p/>
            </draw:polygon>
            <draw:polygon draw:style-name="gr6" draw:text-style-name="P6" draw:layer="layout" svg:width="1.144cm" svg:height="0.992cm" draw:transform="rotate (-3.14159265358979) translate (13.884cm 15.1369999999999cm)" svg:viewBox="0 0 1145 993" draw:points="1145,0 0,2 573,993">
              <text:p/>
            </draw:polygon>
            <draw:polygon draw:style-name="gr7" draw:text-style-name="P7" draw:layer="layout" svg:width="0.572cm" svg:height="0.498cm" svg:x="12.454cm" svg:y="15.633cm" svg:viewBox="0 0 573 499" draw:points="0,0 573,0 286,499">
              <text:p/>
            </draw:polygon>
            <draw:polygon draw:style-name="gr7" draw:text-style-name="P7" draw:layer="layout" svg:width="0.571cm" svg:height="0.498cm" svg:x="13.597cm" svg:y="15.633cm" svg:viewBox="0 0 572 499" draw:points="0,0 572,0 286,499">
              <text:p/>
            </draw:polygon>
            <draw:polygon draw:style-name="gr7" draw:text-style-name="P7" draw:layer="layout" svg:width="0.572cm" svg:height="0.498cm" svg:x="13.027cm" svg:y="14.638cm" svg:viewBox="0 0 573 499" draw:points="0,0 573,0 286,499">
              <text:p/>
            </draw:polygon>
          </draw:g>
          <draw:g>
            <draw:g>
              <draw:line draw:style-name="gr2" draw:text-style-name="P2" draw:layer="layout" svg:x1="9.764cm" svg:y1="16.134cm" svg:x2="12.054cm" svg:y2="16.134cm">
                <text:p/>
              </draw:line>
              <draw:line draw:style-name="gr2" draw:text-style-name="P2" draw:layer="layout" svg:x1="10.907cm" svg:y1="14.148cm" svg:x2="12.054cm" svg:y2="16.134cm">
                <text:p/>
              </draw:line>
              <draw:line draw:style-name="gr2" draw:text-style-name="P2" draw:layer="layout" svg:x1="9.764cm" svg:y1="16.134cm" svg:x2="10.907cm" svg:y2="14.148cm">
                <text:p/>
              </draw:line>
            </draw:g>
            <draw:polygon draw:style-name="gr3" draw:text-style-name="P3" draw:layer="layout" svg:width="1.142cm" svg:height="0.997cm" draw:transform="rotate (-3.14159265358979) translate (11.48cm 15.1389999999999cm)" svg:viewBox="0 0 1143 998" draw:points="1143,0 0,0 573,998">
              <text:p/>
            </draw:polygon>
            <draw:polygon draw:style-name="gr8" draw:text-style-name="P8" draw:layer="layout" svg:width="1.142cm" svg:height="0.997cm" draw:transform="rotate (-3.14159265358979) translate (11.48cm 15.1389999999999cm)" svg:viewBox="0 0 1143 998" draw:points="1143,0 0,0 573,998">
              <text:p/>
            </draw:polygon>
            <draw:polygon draw:style-name="gr9" draw:text-style-name="P9" draw:layer="layout" svg:width="1.144cm" svg:height="0.996cm" draw:transform="rotate (-3.14159265358979) translate (10.907cm 16.1320000000001cm)" svg:viewBox="0 0 1145 997" draw:points="1145,0 0,0 573,997">
              <text:p/>
            </draw:polygon>
            <draw:polygon draw:style-name="gr10" draw:text-style-name="P10" draw:layer="layout" svg:width="1.146cm" svg:height="0.996cm" draw:transform="rotate (-3.14159265358979) translate (12.054cm 16.1320000000001cm)" svg:viewBox="0 0 1147 997" draw:points="1147,0 0,0 573,997">
              <text:p/>
            </draw:polygon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Tahoma1" svg:font-family="Tahoma, Lucidasans, 'Lucida Sans'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hatch draw:name="Hatch_20_3417" draw:display-name="Hatch 3417" draw:style="single" draw:color="#000000" draw:distance="0.058cm" draw:rotation="3150"/>
    <draw:hatch draw:name="Hatch_20_3418" draw:display-name="Hatch 3418" draw:style="single" draw:color="#000000" draw:distance="0.058cm" draw:rotation="3150"/>
    <draw:hatch draw:name="Hatch_20_3419" draw:display-name="Hatch 3419" draw:style="single" draw:color="#000000" draw:distance="0.058cm" draw:rotation="3150"/>
    <draw:hatch draw:name="Hatch_20_3420" draw:display-name="Hatch 3420" draw:style="single" draw:color="#000000" draw:distance="0.058cm" draw:rotation="3150"/>
    <draw:hatch draw:name="Hatch_20_3421" draw:display-name="Hatch 3421" draw:style="single" draw:color="#000000" draw:distance="0.058cm" draw:rotation="3150"/>
    <draw:hatch draw:name="Hatch_20_3422" draw:display-name="Hatch 3422" draw:style="single" draw:color="#000000" draw:distance="0.058cm" draw:rotation="3150"/>
    <draw:hatch draw:name="Hatch_20_3423" draw:display-name="Hatch 3423" draw:style="single" draw:color="#000000" draw:distance="0.058cm" draw:rotation="3150"/>
    <draw:fill-image draw:name="Marble" xlink:href="Pictures/100000000000005E0000005E4A965E6124A581E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1T16:55:36.905341316</meta:creation-date>
    <dc:date>2018-05-11T16:55:58.176627140</dc:date>
    <meta:editing-duration>PT21S</meta:editing-duration>
    <meta:editing-cycles>1</meta:editing-cycles>
    <meta:document-statistic meta:object-count="26"/>
    <meta:generator>LibreOffice/6.0.0.3$MacOSX_X86_64 LibreOffice_project/64a0f66915f38c6217de274f0aa8e15618924765</meta:generator>
  </office:meta>
</office:document-meta>
</file>